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F0000000F0C5506105C35F690A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draw:fill="none" fo:min-height="3.156cm"/>
    </style:style>
    <style:style style:name="P1" style:family="paragraph">
      <style:paragraph-properties fo:text-align="center"/>
    </style:style>
    <style:style style:name="P2" style:family="paragraph">
      <style:text-properties fo:color="#00cc33" style:font-name="Liberation Sans" fo:font-size="80pt" fo:font-weight="bold" style:letter-kerning="true" fo:background-color="#b8ffb8" style:font-name-asian="WenQuanYi Zen Hei Sharp" style:font-size-asian="80pt" style:font-name-complex="Lohit Devanagari" style:font-size-complex="80pt"/>
    </style:style>
    <style:style style:name="P3" style:family="paragraph">
      <loext:graphic-properties draw:fill="none"/>
      <style:text-properties fo:color="#00cc33" style:font-name="Liberation Sans" fo:font-size="80pt" fo:font-weight="bold" style:letter-kerning="true" fo:background-color="#b8ffb8" style:font-name-asian="WenQuanYi Zen Hei Sharp" style:font-size-asian="80pt" style:font-name-complex="Lohit Devanagari" style:font-size-complex="80pt"/>
    </style:style>
    <style:style style:name="T1" style:family="text">
      <style:text-properties fo:background-color="#b8ffb8"/>
    </style:style>
    <style:style style:name="T2" style:family="text">
      <style:text-properties fo:color="#00cc33" fo:background-color="#b8ffb8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848cm" svg:height="19.848cm" svg:x="0.746cm" svg:y="1.218cm">
          <draw:image xlink:href="Pictures/10000000000000F0000000F0C5506105C35F690A.jpg" xlink:type="simple" xlink:show="embed" xlink:actuate="onLoad">
            <text:p text:style-name="P1"/>
          </draw:image>
        </draw:frame>
        <draw:frame draw:style-name="gr2" draw:text-style-name="P3" draw:layer="layout" svg:width="16.661cm" svg:height="3.406cm" svg:x="2.373cm" svg:y="7.881cm">
          <draw:text-box>
            <text:p text:style-name="P2"><text:span text:style-name="T1">GO</text:span><text:span text:style-name="T2">!</text:span><text:span text:style-name="T1">4 FREE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8-16T12:07:32.389930075</dc:date>
    <meta:editing-duration>PT1H17M15S</meta:editing-duration>
    <meta:editing-cycles>2</meta:editing-cycles>
    <meta:generator>LibreOffice/5.0.6.2$Linux_X86_64 LibreOffice_project/00$Build-2</meta:generator>
    <meta:document-statistic meta:object-count="2"/>
  </office:meta>
</office:document-meta>
</file>